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paragraph-rsid="00039501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paragraph-rsid="000488a3"/>
    </style:style>
    <style:style style:name="T1" style:family="text">
      <style:text-properties fo:font-style="italic"/>
    </style:style>
    <style:style style:name="T2" style:family="text">
      <style:text-properties officeooo:rsid="00039501"/>
    </style:style>
    <style:style style:name="T3" style:family="text">
      <style:text-properties officeooo:rsid="000488a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FF THE GRID: the <text:span text:style-name="T1">Carte Blanche</text:span> Guide to Digital Independence</text:h>
      <text:h text:style-name="Heading_20_3" text:outline-level="3">A comprehensive walkthrough of Linux, Free Software, personal data servers, and digital rights for the security-minded techie and activist</text:h>
      <text:p text:style-name="Text_20_body">Table of Contents</text:p>
      <text:list xml:id="list8318634631" text:style-name="L1">
        <text:list-item>
          <text:p text:style-name="P2">Introduction </text:p>
          <text:list>
            <text:list-item>
              <text:p text:style-name="P2">Manifesto and FAQ </text:p>
            </text:list-item>
            <text:list-item>
              <text:p text:style-name="P2">"What is Free Software, and Why Do I Give A Damn?" The Case for Making The Switch </text:p>
            </text:list-item>
            <text:list-item>
              <text:p text:style-name="P2">"What's wrong with Google?" Security, Safety and Rights On the Internet </text:p>
            </text:list-item>
            <text:list-item>
              <text:p text:style-name="P2">The Age of (De)Centralization </text:p>
            </text:list-item>
          </text:list>
        </text:list-item>
        <text:list-item>
          <text:p text:style-name="P2">Installing Linux </text:p>
          <text:list>
            <text:list-item>
              <text:p text:style-name="P2">What is Linux? </text:p>
            </text:list-item>
            <text:list-item>
              <text:p text:style-name="P2">Choosing a Distribution </text:p>
            </text:list-item>
            <text:list-item>
              <text:p text:style-name="P2">Installation Guide: Ubuntu </text:p>
            </text:list-item>
            <text:list-item>
              <text:p text:style-name="P2">Installation Guide: Arch Linux </text:p>
            </text:list-item>
            <text:list-item>
              <text:p text:style-name="P2">Linux: Getting Started </text:p>
            </text:list-item>
            <text:list-item>
              <text:p text:style-name="P2">Ubuntu: Configuring your new system </text:p>
            </text:list-item>
            <text:list-item>
              <text:p text:style-name="P2">Arch: Configuring your new system </text:p>
            </text:list-item>
            <text:list-item>
              <text:p text:style-name="P2">Securing your Mail, Internet and Chat Applications </text:p>
            </text:list-item>
            <text:list-item>
              <text:p text:style-name="P2">APPENDIX: Popular Software and Tweaks </text:p>
            </text:list-item>
            <text:list-item>
              <text:p text:style-name="P2">APPENDIX: Useful Open File Formats </text:p>
            </text:list-item>
          </text:list>
        </text:list-item>
        <text:list-item>
          <text:p text:style-name="P2">Setting Up Your Personal Server </text:p>
          <text:list>
            <text:list-item>
              <text:p text:style-name="P2">Why should I bother with a personal server? </text:p>
            </text:list-item>
            <text:list-item>
              <text:p text:style-name="P2">Before You Begin: Options and Configuration </text:p>
            </text:list-item>
            <text:list-item>
              <text:p text:style-name="P2">Before You Begin: Server Hardware Guide </text:p>
            </text:list-item>
            <text:list-item>
              <text:p text:style-name="P2">Before You Begin: Choosing ISP and Services </text:p>
            </text:list-item>
            <text:list-item>
              <text:p text:style-name="P2">Assembling Your Server/PC </text:p>
            </text:list-item>
            <text:list-item>
              <text:p text:style-name="P2">Installing and Configuring Ubuntu Server </text:p>
            </text:list-item>
            <text:list-item>
              <text:p text:style-name="P2">Getting In: Guide to SSH and VNC for Headless Servers </text:p>
            </text:list-item>
            <text:list-item>
              <text:p text:style-name="P4">Networking: Setting up DHCP, DNS and Other Goodies </text:p>
            </text:list-item>
            <text:list-item>
              <text:p text:style-name="P2">Email: Setting up Postfix and Dovecot </text:p>
            </text:list-item>
            <text:list-item>
              <text:p text:style-name="P4"><text:span text:style-name="T3">Network </text:span>Security: Firewalling and Threat Detection </text:p>
            </text:list-item>
            <text:list-item>
              <text:p text:style-name="P2">Website: Setting up Apache Server </text:p>
            </text:list-item>
            <text:list-item>
              <text:p text:style-name="P2">Cloud Services: Setting up ownCloud </text:p>
            </text:list-item>
            <text:list-item>
              <text:p text:style-name="P2">APPENDIX: Guide to Virtual Machines </text:p>
            </text:list-item>
            <text:list-item>
              <text:p text:style-name="P2">APPENDIX: Guide to FreeNAS </text:p>
            </text:list-item>
          </text:list>
        </text:list-item>
        <text:list-item>
          <text:p text:style-name="P2">Crash Courses</text:p>
          <text:list>
            <text:list-item>
              <text:p text:style-name="P3"><text:span text:style-name="T2">Backup Your Data</text:span></text:p>
            </text:list-item>
            <text:list-item>
              <text:p text:style-name="P2">Automate Using BASH Scripts </text:p>
            </text:list-item>
            <text:list-item>
              <text:p text:style-name="P2">Personalize Your Linux Desktop </text:p>
            </text:list-item>
            <text:list-item>
              <text:p text:style-name="P1">Security Tips for non-Linux Operating Systems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 Fallback" style:font-size-asian="14pt" style:font-weight-asian="bold" style:font-name-complex="DejaVu Sans" style:font-size-complex="14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 Fallback" style:font-size-asian="24pt" style:font-weight-asian="bold" style:font-name-complex="DejaVu Sans" style:font-size-complex="24pt" style:font-weight-complex="bold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Cook</meta:initial-creator>
    <meta:creation-date>2012-11-12T15:11:26</meta:creation-date>
    <dc:date>2012-11-13T20:39:33</dc:date>
    <dc:creator>Jacob Cook</dc:creator>
    <meta:editing-duration>PT55S</meta:editing-duration>
    <meta:editing-cycles>3</meta:editing-cycles>
    <meta:generator>LibreOffice/3.6$Linux_X86_64 LibreOffice_project/360m1$Build-2</meta:generator>
    <meta:document-statistic meta:table-count="0" meta:image-count="0" meta:object-count="0" meta:page-count="1" meta:paragraph-count="39" meta:word-count="257" meta:character-count="1571" meta:non-whitespace-character-count="1355"/>
  </office:meta>
</office:document-meta>
</file>